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3995" officeooo:paragraph-rsid="000b3995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0b3995" officeooo:paragraph-rsid="000b3995"/>
    </style:style>
    <style:style style:name="P3" style:family="paragraph" style:parent-style-name="Standard" style:list-style-name="L1" style:master-page-name="">
      <loext:graphic-properties draw:fill="none"/>
      <style:paragraph-properties fo:margin-left="2.3cm" fo:margin-right="0cm" fo:text-align="justify" style:justify-single-word="false" fo:text-indent="-1cm" style:auto-text-indent="false" style:page-number="auto" fo:background-color="transparent"/>
      <style:text-properties officeooo:rsid="000b3995" officeooo:paragraph-rsid="000b3995"/>
    </style:style>
    <style:style style:name="P4" style:family="paragraph" style:parent-style-name="Standard" style:list-style-name="L1" style:master-page-name="">
      <loext:graphic-properties draw:fill="none"/>
      <style:paragraph-properties fo:margin-left="2.3cm" fo:margin-right="0cm" fo:text-align="justify" style:justify-single-word="false" fo:text-indent="-1cm" style:auto-text-indent="false" style:page-number="auto" fo:background-color="transparent"/>
      <style:text-properties officeooo:rsid="000b3995" officeooo:paragraph-rsid="000b3995"/>
    </style:style>
    <style:style style:name="P5" style:family="paragraph" style:parent-style-name="Standard" style:list-style-name="L1">
      <loext:graphic-properties draw:fill="none"/>
      <style:paragraph-properties fo:margin-left="2.3cm" fo:margin-right="0cm" fo:text-align="justify" style:justify-single-word="false" fo:text-indent="-1cm" style:auto-text-indent="false" fo:background-color="transparent"/>
      <style:text-properties officeooo:rsid="000b3995" officeooo:paragraph-rsid="000b3995"/>
    </style:style>
    <style:style style:name="P6" style:family="paragraph" style:parent-style-name="Standard" style:list-style-name="L1" style:master-page-name="">
      <loext:graphic-properties draw:fill="none"/>
      <style:paragraph-properties fo:margin-left="2.2cm" fo:margin-right="0cm" fo:text-align="justify" style:justify-single-word="false" fo:text-indent="-0.9cm" style:auto-text-indent="false" style:page-number="auto" fo:background-color="transparent">
        <style:tab-stops>
          <style:tab-stop style:position="0.298cm"/>
        </style:tab-stops>
      </style:paragraph-properties>
      <style:text-properties officeooo:rsid="000b3995" officeooo:paragraph-rsid="000b3995"/>
    </style:style>
    <style:style style:name="P7" style:family="paragraph" style:parent-style-name="Standard">
      <style:paragraph-properties fo:text-align="center" style:justify-single-word="false"/>
      <style:text-properties officeooo:rsid="000be8e2" officeooo:paragraph-rsid="000be8e2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OTCAMP ORACLE Y JAVA</text:p>
      <text:p text:style-name="P1">MODULO II: ORACLE</text:p>
      <text:p text:style-name="P7">Presentado por: Herbert Fernández Tamayo</text:p>
      <text:p text:style-name="P1"/>
      <text:p text:style-name="P1">DESARROLLO DE PRACTICAS SQL</text:p>
      <text:p text:style-name="P1"/>
      <text:list text:style-name="L1">
        <text:list-item>
          <text:p text:style-name="P2">MODULO 4</text:p>
          <text:list>
            <text:list-item>
              <text:p text:style-name="P2">Practicas con Select</text:p>
            </text:list-item>
            <text:list-item>
              <text:p text:style-name="P2">Practicas con Literales</text:p>
            </text:list-item>
            <text:list-item>
              <text:p text:style-name="P2">Practicas con Distinct</text:p>
            </text:list-item>
          </text:list>
        </text:list-item>
        <text:list-item>
          <text:p text:style-name="P2">MODULO 5</text:p>
          <text:list>
            <text:list-item>
              <text:p text:style-name="P2">Practicas con Where</text:p>
            </text:list-item>
            <text:list-item>
              <text:p text:style-name="P2">Practicas con Like</text:p>
            </text:list-item>
            <text:list-item>
              <text:p text:style-name="P2">Practicas con Is Null</text:p>
            </text:list-item>
            <text:list-item>
              <text:p text:style-name="P2">Practicas con AND, OR, NOT</text:p>
            </text:list-item>
          </text:list>
        </text:list-item>
        <text:list-item>
          <text:p text:style-name="P2">MODULO 6</text:p>
          <text:list>
            <text:list-item>
              <text:p text:style-name="P2">Practicas con funciones caracter</text:p>
            </text:list-item>
            <text:list-item>
              <text:p text:style-name="P2">Practicas con funciones de Fecha</text:p>
            </text:list-item>
          </text:list>
        </text:list-item>
        <text:list-item>
          <text:p text:style-name="P2">MODULO 7</text:p>
          <text:list>
            <text:list-item>
              <text:p text:style-name="P2">Practicas con la funcion TO CHAR</text:p>
            </text:list-item>
            <text:list-item>
              <text:p text:style-name="P2">Practicas con la funcion TO DATE y TO NUMBER</text:p>
            </text:list-item>
          </text:list>
        </text:list-item>
        <text:list-item>
          <text:p text:style-name="P2">MODULO 8</text:p>
          <text:list>
            <text:list-item>
              <text:p text:style-name="P2">Practicas con filtrado de Nulos</text:p>
            </text:list-item>
          </text:list>
        </text:list-item>
        <text:list-item>
          <text:p text:style-name="P2">MODULO 9</text:p>
          <text:list>
            <text:list-item>
              <text:p text:style-name="P2">Practicas con expresiones condicionales</text:p>
            </text:list-item>
          </text:list>
        </text:list-item>
        <text:list-item>
          <text:p text:style-name="P2">MODULO 10</text:p>
          <text:list>
            <text:list-item>
              <text:p text:style-name="P2">Funciones con grupos</text:p>
            </text:list-item>
          </text:list>
        </text:list-item>
        <text:list-item>
          <text:p text:style-name="P2">MODULO 11</text:p>
          <text:list>
            <text:list-item>
              <text:p text:style-name="P2">Practicas con Joins-Natural</text:p>
            </text:list-item>
            <text:list-item>
              <text:p text:style-name="P2">Practicas con otros joins</text:p>
            </text:list-item>
          </text:list>
        </text:list-item>
        <text:list-item>
          <text:p text:style-name="P2">MODULO 12</text:p>
          <text:list>
            <text:list-item>
              <text:p text:style-name="P2">Practicas con subconsultas</text:p>
            </text:list-item>
            <text:list-item>
              <text:p text:style-name="P2">Practicas con otras subconsultas</text:p>
            </text:list-item>
          </text:list>
        </text:list-item>
        <text:list-item>
          <text:p text:style-name="P2">MODULO 13</text:p>
          <text:list>
            <text:list-item>
              <text:p text:style-name="P3">Practicas con operadores de subconsultas</text:p>
            </text:list-item>
          </text:list>
        </text:list-item>
        <text:list-item>
          <text:p text:style-name="P2">MODULO 14</text:p>
          <text:list>
            <text:list-item>
              <text:p text:style-name="P6">Practicas DML</text:p>
            </text:list-item>
          </text:list>
        </text:list-item>
        <text:list-item>
          <text:p text:style-name="P2">MODULO 15</text:p>
          <text:list>
            <text:list-item>
              <text:p text:style-name="P3">Practicas con Transacciones</text:p>
            </text:list-item>
          </text:list>
        </text:list-item>
        <text:list-item>
          <text:p text:style-name="P2">MODULO 16</text:p>
          <text:list>
            <text:list-item>
              <text:p text:style-name="P3">Crear tablas y constraints</text:p>
            </text:list-item>
            <text:list-item>
              <text:p text:style-name="P5">Otros constraints y borrar tablas</text:p>
            </text:list-item>
            <text:list-item>
              <text:p text:style-name="P5">Indices, secuencias y vistas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8T07:45:25.684776727</meta:creation-date>
    <dc:date>2025-01-08T08:12:47.723500106</dc:date>
    <meta:editing-duration>PT27M27S</meta:editing-duration>
    <meta:editing-cycles>2</meta:editing-cycles>
    <meta:generator>LibreOffice/7.5.5.2$Linux_X86_64 LibreOffice_project/50$Build-2</meta:generator>
    <meta:document-statistic meta:table-count="0" meta:image-count="0" meta:object-count="0" meta:page-count="1" meta:paragraph-count="41" meta:word-count="176" meta:character-count="968" meta:non-whitespace-character-count="870"/>
  </office:meta>
</office:document-meta>
</file>